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9f" officeooo:paragraph-rsid="001f979f"/>
    </style:style>
    <style:style style:name="P2" style:family="paragraph" style:parent-style-name="Standard">
      <style:text-properties officeooo:rsid="001f979f" officeooo:paragraph-rsid="00224c35"/>
    </style:style>
    <style:style style:name="P3" style:family="paragraph" style:parent-style-name="Standard">
      <style:text-properties fo:font-weight="bold" officeooo:rsid="001f979f" officeooo:paragraph-rsid="001f979f" style:font-weight-asian="bold" style:font-weight-complex="bold"/>
    </style:style>
    <style:style style:name="P4" style:family="paragraph" style:parent-style-name="Standard">
      <style:text-properties fo:font-weight="bold" officeooo:rsid="00224c35" officeooo:paragraph-rsid="00224c35" style:font-weight-asian="bold" style:font-weight-complex="bold"/>
    </style:style>
    <style:style style:name="P5" style:family="paragraph" style:parent-style-name="Standard">
      <style:text-properties officeooo:rsid="00224c35" officeooo:paragraph-rsid="00224c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c35" style:font-weight-asian="bold" style:font-weight-complex="bold"/>
    </style:style>
    <style:style style:name="T3" style:family="text">
      <style:text-properties officeooo:rsid="00205efb"/>
    </style:style>
    <style:style style:name="T4" style:family="text">
      <style:text-properties officeooo:rsid="00224c35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uarios</text:p>
      <text:p text:style-name="P1"><text:tab/>id</text:p>
      <text:p text:style-name="P1"><text:tab/>nombre</text:p>
      <text:p text:style-name="P1"><text:tab/>apellido</text:p>
      <text:p text:style-name="P1"><text:tab/>cedula</text:p>
      <text:p text:style-name="P1"><text:tab/>email</text:p>
      <text:p text:style-name="P1"><text:tab/>password</text:p>
      <text:p text:style-name="P1"><text:tab/>telefono</text:p>
      <text:p text:style-name="P1"><text:tab/>rol</text:p>
      <text:p text:style-name="P1"/>
      <text:p text:style-name="P3">categorias_curso</text:p>
      <text:p text:style-name="P1"><text:tab/>id</text:p>
      <text:p text:style-name="P1"><text:tab/>nombre</text:p>
      <text:p text:style-name="P1"><text:tab/>descripcion</text:p>
      <text:p text:style-name="P1"/>
      <text:p text:style-name="P3">cursos</text:p>
      <text:p text:style-name="P1"><text:tab/>id</text:p>
      <text:p text:style-name="P1"><text:tab/>categoria_id</text:p>
      <text:p text:style-name="P1"><text:tab/>nombre</text:p>
      <text:p text:style-name="P1"><text:tab/>descripcion</text:p>
      <text:p text:style-name="P1"><text:tab/>es_pago</text:p>
      <text:p text:style-name="P1"><text:tab/>fecha_inicio</text:p>
      <text:p text:style-name="P1"><text:tab/>fecha_fin</text:p>
      <text:p text:style-name="P1"/>
      <text:p text:style-name="P1"/>
      <text:p text:style-name="P1"><text:tab/> <text:s text:c="6"/><text:span text:style-name="T1">modulos_curso</text:span></text:p>
      <text:p text:style-name="P1"><text:tab/><text:tab/>id</text:p>
      <text:p text:style-name="P1"><text:tab/><text:tab/>curso_id</text:p>
      <text:p text:style-name="P1"><text:tab/><text:tab/>nombre</text:p>
      <text:p text:style-name="P1"><text:tab/><text:tab/>descripcion</text:p>
      <text:p text:style-name="P1"><text:tab/><text:tab/></text:p>
      <text:p text:style-name="P1"><text:tab/><text:tab/><text:tab/><text:span text:style-name="T1">unidades_modulos</text:span></text:p>
      <text:p text:style-name="P1"><text:tab/><text:tab/><text:tab/><text:tab/>id</text:p>
      <text:p text:style-name="P1"><text:tab/><text:tab/><text:tab/><text:tab/>modulo_id</text:p>
      <text:p text:style-name="P1"><text:tab/><text:tab/><text:tab/><text:tab/><text:span text:style-name="T4">nombre</text:span></text:p>
      <text:p text:style-name="P1"><text:tab/><text:tab/><text:tab/><text:tab/><text:span text:style-name="T4">descripcion</text:span></text:p>
      <text:p text:style-name="P1"/>
      <text:p text:style-name="P2"><text:tab/><text:tab/><text:tab/></text:p>
      <text:p text:style-name="P2"><text:span text:style-name="T2"><text:tab/><text:tab/><text:tab/>recursos_unidad</text:span></text:p>
      <text:p text:style-name="P4"><text:tab/><text:tab/><text:tab/><text:tab/><text:span text:style-name="T5">id</text:span></text:p>
      <text:p text:style-name="P5"><text:tab/><text:tab/><text:tab/><text:tab/>tipo</text:p>
      <text:p text:style-name="P5"><text:tab/><text:tab/><text:tab/><text:tab/>nombre</text:p>
      <text:p text:style-name="P5"><text:tab/><text:tab/><text:tab/><text:tab/>descripcion</text:p>
      <text:p text:style-name="P5"><text:tab/><text:tab/><text:tab/><text:tab/></text:p>
      <text:p text:style-name="P1"><text:tab/></text:p>
      <text:p text:style-name="P3">detalle_pago_curso</text:p>
      <text:p text:style-name="P1"><text:tab/>id</text:p>
      <text:p text:style-name="P1"><text:tab/>costo</text:p>
      <text:p text:style-name="P1"><text:tab/>medio_pago</text:p>
      <text:p text:style-name="P1"><text:soft-page-break/></text:p>
      <text:p text:style-name="P1"/>
      <text:p text:style-name="P1"/>
      <text:p text:style-name="P3">rel_curso_profe</text:p>
      <text:p text:style-name="P1"><text:tab/>id</text:p>
      <text:p text:style-name="P1"><text:tab/>curso_id</text:p>
      <text:p text:style-name="P1"><text:tab/>profe_id</text:p>
      <text:p text:style-name="P1"/>
      <text:p text:style-name="P1"/>
      <text:p text:style-name="P3"/>
      <text:p text:style-name="P3">rel_curso_estudiante</text:p>
      <text:p text:style-name="P1"><text:tab/>id</text:p>
      <text:p text:style-name="P1"><text:tab/>curso_id</text:p>
      <text:p text:style-name="P1"><text:tab/>estudiante_id</text:p>
      <text:p text:style-name="P1"><text:tab/>pago</text:p>
      <text:p text:style-name="P1"/>
      <text:p text:style-name="P1"/>
      <text:p text:style-name="P3">Calificaciones</text:p>
      <text:p text:style-name="P1"><text:tab/>id</text:p>
      <text:p text:style-name="P1"><text:tab/><text:span text:style-name="T3">unidad_id</text:span></text:p>
      <text:p text:style-name="P1"><text:tab/><text:span text:style-name="T3">nota</text:span></text:p>
      <text:p text:style-name="P1"><text:tab/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14:56.225080098</meta:creation-date>
    <dc:date>2018-04-10T10:43:59.714053217</dc:date>
    <meta:editing-duration>PT13M22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2" meta:paragraph-count="59" meta:word-count="53" meta:character-count="517" meta:non-whitespace-character-count="420"/>
  </office:meta>
</office:document-meta>
</file>